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61c9" officeooo:paragraph-rsid="000d61c9"/>
    </style:style>
    <style:style style:name="P2" style:family="paragraph" style:parent-style-name="Standard">
      <style:text-properties officeooo:rsid="0010bee8" officeooo:paragraph-rsid="0010bee8"/>
    </style:style>
    <style:style style:name="P3" style:family="paragraph" style:parent-style-name="Standard" style:list-style-name="L1">
      <style:text-properties officeooo:paragraph-rsid="0010bee8"/>
    </style:style>
    <style:style style:name="P4" style:family="paragraph" style:parent-style-name="Standard" style:list-style-name="L1">
      <style:text-properties officeooo:paragraph-rsid="00127971"/>
    </style:style>
    <style:style style:name="P5" style:family="paragraph" style:parent-style-name="Standard">
      <style:text-properties officeooo:paragraph-rsid="00127971"/>
    </style:style>
    <style:style style:name="P6" style:family="paragraph" style:parent-style-name="Standard" style:list-style-name="L2">
      <style:text-properties officeooo:paragraph-rsid="00127971"/>
    </style:style>
    <style:style style:name="P7" style:family="paragraph" style:parent-style-name="Standard" style:list-style-name="L3">
      <style:text-properties officeooo:rsid="00127971" officeooo:paragraph-rsid="00127971"/>
    </style:style>
    <style:style style:name="T1" style:family="text">
      <style:text-properties officeooo:rsid="000ec7a3"/>
    </style:style>
    <style:style style:name="T2" style:family="text">
      <style:text-properties officeooo:rsid="0010bee8"/>
    </style:style>
    <style:style style:name="T3" style:family="text">
      <style:text-properties officeooo:rsid="00127971"/>
    </style:style>
    <text:list-style style:name="L1">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ift là gì?</text:p>
      <text:p text:style-name="P1"><text:tab/>Thrift là một IDL(Interface Definition Language) là một Framework được phát triển bởi facebook, sao đó được Apache phát triển</text:p>
      <text:p text:style-name="P1"><text:tab/>Thrift cung cấp việc tạo ra các service để cả cho việc sử dụng và phục vụ cho các ngôn ngữ khác nhau.</text:p>
      <text:p text:style-name="P1"/>
      <text:p text:style-name="P1">Tại sao nên dùng Thrift?</text:p>
      <text:p text:style-name="P1"><text:tab/>Trong một project, việc sử dụng nhiều ngôn ngữ trong việc phát triển là nhu cầu tất yếu. Bởi với mỗi task có thể lựa chọn một ngôn ngữ phù hợp nhất cho việc phát triển. Bên cạnh đó, việc giao tiếp giữa các service nảy sinh một vấn đề là làm cách nào để các service viết được viết bằng các <text:span text:style-name="T1">ngôn ngữ khác nhau có thể dễ dàng giao tiếp được với nhau mà vẫn đảm bảo được tính đơn giản, hiệu năng truyền và tính tương thích. Thrift ra đời vì nguyên nhân đó. Bởi Thrift. Thrift phát sinh code từ những file thrift mà bạn định nghĩa. Kết quả là tạo ra client và processor code, kèm theo đó là cấu trúc dữ liệu. Protocol và transport nằm trong thư viện Runtime của Thrift. Do đó dẫn đễn việc độc lập giữa cách bạn chọn Protocol và phương thức transport. Điều này giúp cho việc bạn có thể tạo một service và thoải mái thay đổi protocol và phương thức transport mà không cần phát sinh code thêm lần nữa</text:span></text:p>
      <text:p text:style-name="P1"/>
      <text:p text:style-name="P2">Các thành phần Protocol, Transport và Server được Thrift hỗ trợ:</text:p>
      <text:p text:style-name="P2"><text:tab/>- Protocol : text-protocol và binary-protocol:</text:p>
      <text:list xml:id="list6087357569074729971" text:style-name="L1">
        <text:list-item>
          <text:p text:style-name="P3"><text:span text:style-name="T2">TbinaryProtocol: binary protocol, giao thức truyền dữ liệu dạng nhị phân, </text:span></text:p>
        </text:list-item>
        <text:list-item>
          <text:p text:style-name="P3"><text:span text:style-name="T2">TcompactProtocol: hỗ trợ việc nén dữ liệu cao</text:span></text:p>
        </text:list-item>
        <text:list-item>
          <text:p text:style-name="P4"><text:span text:style-name="T2">TdenseProtocol: giống như TcompactProtocol, nhưng thẻ meta sẽ bị cắt đi và truyền vào đuôi của thông tin g</text:span></text:p>
        </text:list-item>
        <text:list-item>
          <text:p text:style-name="P4"><text:span text:style-name="T3">TdebugProtocol: dạng text-protocol dùng để debug</text:span></text:p>
        </text:list-item>
      </text:list>
      <text:p text:style-name="P5"><text:span text:style-name="T3"><text:tab/>- Transport: phương thức truyền:</text:span></text:p>
      <text:list xml:id="list7527222920275905324" text:style-name="L2">
        <text:list-item>
          <text:p text:style-name="P6"><text:span text:style-name="T3">Tsocket: I/O blocking</text:span></text:p>
        </text:list-item>
        <text:list-item>
          <text:p text:style-name="P6"><text:span text:style-name="T3">TframeSocket: non-blocking, độ dài của frame được gửi trước</text:span></text:p>
        </text:list-item>
        <text:list-item>
          <text:p text:style-name="P6"><text:span text:style-name="T3">Tfile</text:span></text:p>
        </text:list-item>
        <text:list-item>
          <text:p text:style-name="P6"><text:span text:style-name="T3">Tmemory</text:span></text:p>
        </text:list-item>
        <text:list-item>
          <text:p text:style-name="P6"><text:span text:style-name="T3">Tzlib</text:span></text:p>
        </text:list-item>
      </text:list>
      <text:p text:style-name="P5"><text:span text:style-name="T3"><text:tab/>- Server:</text:span></text:p>
      <text:list xml:id="list1827608870885479316" text:style-name="L3">
        <text:list-item>
          <text:p text:style-name="P7">TsimpleServer: Single server blocking, thường dùng cho test</text:p>
        </text:list-item>
        <text:list-item>
          <text:p text:style-name="P7">TthreadingServer: multi-server blocking</text:p>
        </text:list-item>
        <text:list-item>
          <text:p text:style-name="P7">TnonblockingServer: multi-server nonblocking, phải sử dụng TFrameTransport</text:p>
        </text:list-item>
      </text:list>
      <text:p text:style-name="P5"><text:span text:style-name="T3"><text:tab/></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4:13:13.642618320</meta:creation-date>
    <dc:date>2018-05-04T15:15:13.045793935</dc:date>
    <meta:editing-duration>PT15M25S</meta:editing-duration>
    <meta:editing-cycles>1</meta:editing-cycles>
    <meta:document-statistic meta:table-count="0" meta:image-count="0" meta:object-count="0" meta:page-count="1" meta:paragraph-count="22" meta:word-count="348" meta:character-count="1867" meta:non-whitespace-character-count="1544"/>
    <meta:generator>LibreOffice/5.1.6.2$Linux_X86_64 LibreOffice_project/10m0$Build-2</meta:generator>
  </office:meta>
</office:document-meta>
</file>